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2521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2.752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2521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2.752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2521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2.752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825in" table:align="left"/>
    </style:style>
    <style:style style:name="Table4.A" style:family="table-column">
      <style:table-column-properties style:column-width="1.6854in"/>
    </style:style>
    <style:style style:name="Table4.B" style:family="table-column">
      <style:table-column-properties style:column-width="1.7167in"/>
    </style:style>
    <style:style style:name="Table4.C" style:family="table-column">
      <style:table-column-properties style:column-width="1.675in"/>
    </style:style>
    <style:style style:name="Table4.D" style:family="table-column">
      <style:table-column-properties style:column-width="1.747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1083in" table:align="left"/>
    </style:style>
    <style:style style:name="Table5.A" style:family="table-column">
      <style:table-column-properties style:column-width="1.6854in"/>
    </style:style>
    <style:style style:name="Table5.B" style:family="table-column">
      <style:table-column-properties style:column-width="1.7167in"/>
    </style:style>
    <style:style style:name="Table5.C" style:family="table-column">
      <style:table-column-properties style:column-width="1.7063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5889in" table:align="left"/>
    </style:style>
    <style:style style:name="Table6.A" style:family="table-column">
      <style:table-column-properties style:column-width="0.491in"/>
    </style:style>
    <style:style style:name="Table6.B" style:family="table-column">
      <style:table-column-properties style:column-width="1.675in"/>
    </style:style>
    <style:style style:name="Table6.C" style:family="table-column">
      <style:table-column-properties style:column-width="1.7167in"/>
    </style:style>
    <style:style style:name="Table6.D" style:family="table-column">
      <style:table-column-properties style:column-width="1.7063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5889in" table:align="left"/>
    </style:style>
    <style:style style:name="Table7.A" style:family="table-column">
      <style:table-column-properties style:column-width="0.491in"/>
    </style:style>
    <style:style style:name="Table7.B" style:family="table-column">
      <style:table-column-properties style:column-width="1.675in"/>
    </style:style>
    <style:style style:name="Table7.C" style:family="table-column">
      <style:table-column-properties style:column-width="1.7167in"/>
    </style:style>
    <style:style style:name="Table7.D" style:family="table-column">
      <style:table-column-properties style:column-width="1.706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5889in" table:align="left"/>
    </style:style>
    <style:style style:name="Table8.A" style:family="table-column">
      <style:table-column-properties style:column-width="0.491in"/>
    </style:style>
    <style:style style:name="Table8.B" style:family="table-column">
      <style:table-column-properties style:column-width="1.675in"/>
    </style:style>
    <style:style style:name="Table8.C" style:family="table-column">
      <style:table-column-properties style:column-width="1.7167in"/>
    </style:style>
    <style:style style:name="Table8.D" style:family="table-column">
      <style:table-column-properties style:column-width="1.7063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5889in" table:align="left"/>
    </style:style>
    <style:style style:name="Table9.A" style:family="table-column">
      <style:table-column-properties style:column-width="0.491in"/>
    </style:style>
    <style:style style:name="Table9.B" style:family="table-column">
      <style:table-column-properties style:column-width="1.675in"/>
    </style:style>
    <style:style style:name="Table9.C" style:family="table-column">
      <style:table-column-properties style:column-width="1.7167in"/>
    </style:style>
    <style:style style:name="Table9.D" style:family="table-column">
      <style:table-column-properties style:column-width="1.7063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rsid="0016e0e9" officeooo:paragraph-rsid="0016e0e9"/>
    </style:style>
    <style:style style:name="P3" style:family="paragraph" style:parent-style-name="Standard">
      <style:paragraph-properties fo:break-before="page"/>
      <style:text-properties officeooo:rsid="0016e0e9" officeooo:paragraph-rsid="0016e0e9"/>
    </style:style>
    <style:style style:name="P4" style:family="paragraph" style:parent-style-name="Standard">
      <style:text-properties officeooo:rsid="00186de1" officeooo:paragraph-rsid="00186de1"/>
    </style:style>
    <style:style style:name="P5" style:family="paragraph" style:parent-style-name="Standard">
      <style:text-properties officeooo:rsid="00186de1" officeooo:paragraph-rsid="00193fc8"/>
    </style:style>
    <style:style style:name="P6" style:family="paragraph" style:parent-style-name="Standard">
      <style:paragraph-properties>
        <style:tab-stops>
          <style:tab-stop style:position="2.1965in"/>
        </style:tab-stops>
      </style:paragraph-properties>
      <style:text-properties style:font-name="FreeMono" officeooo:rsid="00186de1" officeooo:paragraph-rsid="00186de1"/>
    </style:style>
    <style:style style:name="P7" style:family="paragraph" style:parent-style-name="Standard">
      <style:text-properties style:font-name="FreeMono" officeooo:rsid="00186de1" officeooo:paragraph-rsid="00186de1"/>
    </style:style>
    <style:style style:name="P8" style:family="paragraph" style:parent-style-name="Standard">
      <style:text-properties style:font-name="FreeMono" officeooo:rsid="00186de1" officeooo:paragraph-rsid="00193fc8"/>
    </style:style>
    <style:style style:name="P9" style:family="paragraph" style:parent-style-name="Standard">
      <style:text-properties style:font-name="FreeMono" officeooo:rsid="0016e0e9" officeooo:paragraph-rsid="0016e0e9"/>
    </style:style>
    <style:style style:name="P10" style:family="paragraph" style:parent-style-name="Standard">
      <style:text-properties style:font-name="FreeMono" officeooo:rsid="001ab1cf" officeooo:paragraph-rsid="001ab1cf"/>
    </style:style>
    <style:style style:name="P11" style:family="paragraph" style:parent-style-name="Standard">
      <style:paragraph-properties fo:break-before="page"/>
      <style:text-properties style:font-name="FreeMono" officeooo:rsid="001ab1cf" officeooo:paragraph-rsid="001ab1cf"/>
    </style:style>
    <style:style style:name="P12" style:family="paragraph" style:parent-style-name="Standard">
      <style:text-properties style:font-name="FreeMono" officeooo:rsid="001c4fbb" officeooo:paragraph-rsid="001c4fbb"/>
    </style:style>
    <style:style style:name="P13" style:family="paragraph" style:parent-style-name="Standard">
      <style:paragraph-properties fo:break-before="page"/>
      <style:text-properties style:font-name="FreeMono" officeooo:rsid="001c4fbb" officeooo:paragraph-rsid="001c4fbb"/>
    </style:style>
    <style:style style:name="P14" style:family="paragraph" style:parent-style-name="Standard">
      <style:text-properties style:font-name="FreeMono" officeooo:rsid="001cca55" officeooo:paragraph-rsid="001cca55"/>
    </style:style>
    <style:style style:name="P15" style:family="paragraph" style:parent-style-name="Standard">
      <style:text-properties style:font-name="FreeMono" fo:font-size="10pt" officeooo:rsid="001cca55" officeooo:paragraph-rsid="001cca55" style:font-size-asian="10pt" style:font-size-complex="10pt"/>
    </style:style>
    <style:style style:name="P16" style:family="paragraph" style:parent-style-name="Standard">
      <style:text-properties style:font-name="FreeMono" fo:font-size="10pt" officeooo:rsid="0023b147" officeooo:paragraph-rsid="0023b147" style:font-size-asian="10pt" style:font-size-complex="10pt"/>
    </style:style>
    <style:style style:name="P17" style:family="paragraph" style:parent-style-name="Standard">
      <style:text-properties style:font-name="FreeMono" fo:font-size="8pt" officeooo:rsid="001e7b37" officeooo:paragraph-rsid="001e7b37" style:font-size-asian="8pt" style:font-size-complex="8pt"/>
    </style:style>
    <style:style style:name="P18" style:family="paragraph" style:parent-style-name="Standard">
      <style:text-properties style:font-name="FreeMono" fo:font-size="8pt" officeooo:rsid="002230d9" officeooo:paragraph-rsid="002230d9" style:font-size-asian="8pt" style:font-size-complex="8pt"/>
    </style:style>
    <style:style style:name="P19" style:family="paragraph" style:parent-style-name="Standard">
      <style:text-properties style:font-name="FreeMono" fo:font-size="8pt" officeooo:rsid="0022a9b2" officeooo:paragraph-rsid="0022a9b2" style:font-size-asian="8pt" style:font-size-complex="8pt"/>
    </style:style>
    <style:style style:name="P20" style:family="paragraph" style:parent-style-name="Standard">
      <style:text-properties style:font-name="Liberation Sans" fo:font-size="13pt" fo:font-style="italic" fo:font-weight="bold" officeooo:rsid="001c4fbb" officeooo:paragraph-rsid="001c4fbb" style:font-name-asian="Noto Sans CJK SC" style:font-size-asian="13pt" style:font-style-asian="italic" style:font-weight-asian="bold" style:font-name-complex="Lohit Devanagari1" style:font-size-complex="13pt" style:font-style-complex="italic" style:font-weight-complex="bold"/>
    </style:style>
    <style:style style:name="P21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22" style:family="paragraph" style:parent-style-name="Table_20_Contents">
      <style:text-properties officeooo:paragraph-rsid="00193fc8"/>
    </style:style>
    <style:style style:name="P23" style:family="paragraph" style:parent-style-name="Table_20_Contents">
      <style:text-properties officeooo:paragraph-rsid="002230d9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Heading">
      <style:text-properties style:font-name="FreeMono" officeooo:rsid="00186de1"/>
    </style:style>
    <style:style style:name="P27" style:family="paragraph" style:parent-style-name="Table_20_Heading">
      <style:text-properties style:font-name="FreeMono" officeooo:rsid="00186de1" officeooo:paragraph-rsid="00193fc8"/>
    </style:style>
    <style:style style:name="P28" style:family="paragraph" style:parent-style-name="Table_20_Heading">
      <style:text-properties style:font-name="FreeMono" fo:font-size="8pt" officeooo:rsid="00186de1" style:font-size-asian="8pt" style:font-size-complex="8pt"/>
    </style:style>
    <style:style style:name="P29" style:family="paragraph" style:parent-style-name="Table_20_Heading">
      <style:text-properties fo:color="#000080" loext:opacity="100%" style:font-name="FreeMono" fo:font-size="8pt" fo:language="zxx" fo:country="none" style:text-underline-style="solid" style:text-underline-width="auto" style:text-underline-color="font-color" officeooo:rsid="00186de1" style:font-size-asian="8pt" style:language-asian="zxx" style:country-asian="none" style:font-size-complex="8pt" style:language-complex="zxx" style:country-complex="none"/>
    </style:style>
    <style:style style:name="P30" style:family="paragraph" style:parent-style-name="Table_20_Heading">
      <style:text-properties fo:font-size="10pt" style:font-size-asian="10pt" style:font-size-complex="10pt"/>
    </style:style>
    <style:style style:name="P31" style:family="paragraph" style:parent-style-name="Text_20_body">
      <style:text-properties style:font-name="FreeMono" officeooo:rsid="00186de1" officeooo:paragraph-rsid="00193fc8"/>
    </style:style>
    <style:style style:name="P32" style:family="paragraph" style:parent-style-name="Text_20_body">
      <style:text-properties officeooo:paragraph-rsid="00193fc8"/>
    </style:style>
    <style:style style:name="T1" style:family="text">
      <style:text-properties officeooo:rsid="00193fc8"/>
    </style:style>
    <style:style style:name="T2" style:family="text">
      <style:text-properties style:font-name="FreeMono" officeooo:rsid="00186de1"/>
    </style:style>
    <style:style style:name="T3" style:family="text">
      <style:text-properties style:font-name="FreeMono" fo:font-size="8pt" officeooo:rsid="00186de1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officeooo:rsid="001c4fbb"/>
    </style:style>
    <style:style style:name="T7" style:family="text">
      <style:text-properties fo:color="#000080" loext:opacity="100%" style:font-name="FreeMono" fo:font-size="8pt" fo:language="zxx" fo:country="none" style:text-underline-style="solid" style:text-underline-width="auto" style:text-underline-color="font-color" officeooo:rsid="00186de1" style:font-size-asian="8pt" style:language-asian="zxx" style:country-asian="none" style:font-size-complex="8pt" style:language-complex="zxx" style:country-complex="none"/>
    </style:style>
    <style:style style:name="T8" style:family="text">
      <style:text-properties officeooo:rsid="0021d0d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b147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ARQL examples</text:p>
      <text:p text:style-name="P2"/>
      <text:p text:style-name="P2">this document contains sparql examples o learn.</text:p>
      <text:p text:style-name="P2"/>
      <text:h text:style-name="Heading_20_1" text:outline-level="1">1) Graph A</text:h>
      <text:p text:style-name="P2"/>
      <text:p text:style-name="P9">a -(p)-&gt; b - (p)-&gt; c--(q)-&gt;-d</text:p>
      <text:p text:style-name="P9"><text:s text:c="19"/><text:span text:style-name="T6">| <text:s text:c="7"/>|</text:span></text:p>
      <text:p text:style-name="P9"><text:s text:c="19"/>+-&lt;-(p)--+</text:p>
      <text:p text:style-name="P2"/>
      <text:p text:style-name="P2"/>
      <text:p text:style-name="P4">upda<text:span text:style-name="T6">t</text:span>e format:</text:p>
      <text:p text:style-name="P4"/>
      <text:p text:style-name="P6">clear all ;</text:p>
      <text:p text:style-name="P6"/>
      <text:p text:style-name="P6">PREFIX node: &lt;http://sun.flower.ua/&gt; </text:p>
      <text:p text:style-name="P6">PREFIX edge: &lt;http://sun.flower.ua#&gt; </text:p>
      <text:p text:style-name="P6"/>
      <text:p text:style-name="P6">INSERT DATA {</text:p>
      <text:p text:style-name="P6">node:a edge:p node:b . </text:p>
      <text:p text:style-name="P6">node:b edge:p node:c . </text:p>
      <text:p text:style-name="P6">node:c edge:q node:d .</text:p>
      <text:p text:style-name="P6">node:d edge:p node:c .</text:p>
      <text:p text:style-name="P6">}</text:p>
      <text:p text:style-name="P2"/>
      <text:h text:style-name="Heading_20_2" text:outline-level="2">case A) <text:span text:style-name="T1">нода и ветка, входщие в заданную ноду:</text:span></text:h>
      <text:p text:style-name="P7"/>
      <text:p text:style-name="P7">PREFIX node: &lt;http://sun.flower.ua/&gt;</text:p>
      <text:p text:style-name="P7">PREFIX edge: &lt;http://sun.flower.ua#&gt;</text:p>
      <text:p text:style-name="P7">PREFIX gas: &lt;http://www.bigdata.com/rdf/gas#&gt;</text:p>
      <text:p text:style-name="P7">select ?s ?p { <text:s/></text:p>
      <text:p text:style-name="P7"><text:s text:c="2"/>?s ?p node:c . </text:p>
      <text:p text:style-name="P7">} </text:p>
      <text:p text:style-name="P4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6">s</text:p>
            </table:table-cell>
            <table:table-cell table:style-name="Table1.A1" office:value-type="string">
              <text:p text:style-name="P26">p</text:p>
            </table:table-cell>
          </table:table-row>
        </table:table-header-rows>
        <table:table-row>
          <table:table-cell table:style-name="Table1.A1" office:value-type="string">
            <text:p text:style-name="Table_20_Contents"><text:a xlink:type="simple" xlink:href="http://172.17.0.1:9999/blazegraph/#explore:kb:%3Chttp://sun.flower.ua/b%3E" text:style-name="Internet_20_link" text:visited-style-name="Visited_20_Internet_20_Link"><text:span text:style-name="T2">&lt;http://sun.flower.ua/b&gt;</text:span></text:a></text:p>
          </table:table-cell>
          <table:table-cell table:style-name="Table1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2">&lt;http://sun.flower.ua#p&gt;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172.17.0.1:9999/blazegraph/#explore:kb:%3Chttp://sun.flower.ua/d%3E" text:style-name="Internet_20_link" text:visited-style-name="Visited_20_Internet_20_Link"><text:span text:style-name="T2">&lt;http://sun.flower.ua/d&gt;</text:span></text:a></text:p>
          </table:table-cell>
          <table:table-cell table:style-name="Table1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2">&lt;http://sun.flower.ua#p&gt;</text:span></text:a></text:p>
          </table:table-cell>
        </table:table-row>
      </table:table>
      <text:p text:style-name="P4"/>
      <text:p text:style-name="P2"/>
      <text:p text:style-name="P3"/>
      <text:h text:style-name="Heading_20_2" text:outline-level="2">Case B) Нода и ветка <text:s/>входящие в <text:s/>заданную ноду, <text:span text:style-name="T1">FILTER</text:span>:</text:h>
      <text:p text:style-name="P32"><text:span text:style-name="T2">PREFIX node: &lt;http://sun.flower.ua/&gt;<text:line-break/>PREFIX edge: &lt;http://sun.flower.ua#&gt;<text:line-break/>PREFIX gas: &lt;http://www.bigdata.com/rdf/gas#&gt;</text:span></text:p>
      <text:p text:style-name="P31">select ?s ?p { <text:s/><text:line-break/> <text:s/>?s ?p ?o.<text:line-break/> <text:s/>FILTER (?o = node:c)<text:line-break/>} </text:p>
      <text:p text:style-name="P5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7">s</text:p>
            </table:table-cell>
            <table:table-cell table:style-name="Table2.A1" office:value-type="string">
              <text:p text:style-name="P27">p</text:p>
            </table:table-cell>
          </table:table-row>
        </table:table-header-rows>
        <table:table-row>
          <table:table-cell table:style-name="Table2.A1" office:value-type="string">
            <text:p text:style-name="P22"><text:span text:style-name="T2">&lt;http://sun.flower.ua/b&gt;</text:span></text:p>
          </table:table-cell>
          <table:table-cell table:style-name="Table2.A1" office:value-type="string">
            <text:p text:style-name="P22"><text:span text:style-name="T2">&lt;http://sun.flower.ua#p&gt;</text:span></text:p>
          </table:table-cell>
        </table:table-row>
        <table:table-row>
          <table:table-cell table:style-name="Table2.A1" office:value-type="string">
            <text:p text:style-name="P22"><text:span text:style-name="T2">&lt;http://sun.flower.ua/d&gt;</text:span></text:p>
          </table:table-cell>
          <table:table-cell table:style-name="Table2.A1" office:value-type="string">
            <text:p text:style-name="P22"><text:span text:style-name="T2">&lt;http://sun.flower.ua#p&gt;</text:span></text:p>
          </table:table-cell>
        </table:table-row>
      </table:table>
      <text:p text:style-name="P5"/>
      <text:h text:style-name="Heading_20_2" text:outline-level="2">Case <text:span text:style-name="T1">С</text:span>) Нода и ветка <text:s/><text:span text:style-name="T1">НЕ</text:span>входящие в <text:s/>заданную ноду, <text:span text:style-name="T1">FILTER</text:span>:</text:h>
      <text:p text:style-name="P8">PREFIX node: &lt;http://sun.flower.ua/&gt;</text:p>
      <text:p text:style-name="P8">PREFIX edge: &lt;http://sun.flower.ua#&gt;</text:p>
      <text:p text:style-name="P8">PREFIX gas: &lt;http://www.bigdata.com/rdf/gas#&gt;</text:p>
      <text:p text:style-name="P8"/>
      <text:p text:style-name="P8">select ?s ?p { <text:s/></text:p>
      <text:p text:style-name="P8"><text:s text:c="2"/>?s ?p ?o.</text:p>
      <text:p text:style-name="P8"><text:s text:c="2"/>FILTER (?o != node:c)</text:p>
      <text:p text:style-name="P8">} </text:p>
      <text:p text:style-name="P8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6">s</text:p>
            </table:table-cell>
            <table:table-cell table:style-name="Table3.A1" office:value-type="string">
              <text:p text:style-name="P26">p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T2">&lt;http://sun.flower.ua/a&gt;</text:span></text:p>
          </table:table-cell>
          <table:table-cell table:style-name="Table3.A1" office:value-type="string">
            <text:p text:style-name="Table_20_Contents"><text:span text:style-name="T2">&lt;http://sun.flower.ua#p&gt;</text:span></text:p>
          </table:table-cell>
        </table:table-row>
        <table:table-row>
          <table:table-cell table:style-name="Table3.A1" office:value-type="string">
            <text:p text:style-name="Table_20_Contents"><text:span text:style-name="T2">&lt;http://sun.flower.ua/c&gt;</text:span></text:p>
          </table:table-cell>
          <table:table-cell table:style-name="Table3.A1" office:value-type="string">
            <text:p text:style-name="Table_20_Contents"><text:span text:style-name="T2">&lt;http://sun.flower.ua#q&gt;</text:span></text:p>
          </table:table-cell>
        </table:table-row>
      </table:table>
      <text:p text:style-name="P8"/>
      <text:h text:style-name="Heading_20_2" text:outline-level="2">Case D) петля из двух <text:span text:style-name="T6">нод</text:span></text:h>
      <text:p text:style-name="P10"/>
      <text:p text:style-name="P10">PREFIX node: &lt;http://sun.flower.ua/&gt;</text:p>
      <text:p text:style-name="P10">PREFIX edge: &lt;http://sun.flower.ua#&gt;</text:p>
      <text:p text:style-name="P10">PREFIX gas: &lt;http://www.bigdata.com/rdf/gas#&gt;</text:p>
      <text:p text:style-name="P10"/>
      <text:p text:style-name="P10">select ?x ?y ?z ?u</text:p>
      <text:p text:style-name="P10"><text:s text:c="2"/>where { ?x ?y ?z .</text:p>
      <text:p text:style-name="P10"><text:s text:c="10"/>?z ?u ?w</text:p>
      <text:p text:style-name="P10"><text:s text:c="9"/>FILTER (?x = ?w). <text:s text:c="3"/></text:p>
      <text:p text:style-name="P10">} 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28">x</text:p>
            </table:table-cell>
            <table:table-cell table:style-name="Table4.A1" office:value-type="string">
              <text:p text:style-name="P28">y</text:p>
            </table:table-cell>
            <table:table-cell table:style-name="Table4.A1" office:value-type="string">
              <text:p text:style-name="P28">z</text:p>
            </table:table-cell>
            <table:table-cell table:style-name="Table4.A1" office:value-type="string">
              <text:p text:style-name="P28">u</text:p>
            </table:table-cell>
          </table:table-row>
        </table:table-header-rows>
        <table:table-row>
          <table:table-cell table:style-name="Table4.A1" office:value-type="string">
            <text:p text:style-name="Table_20_Contents"><text:a xlink:type="simple" xlink:href="http://172.17.0.1:9999/blazegraph/#explore:kb:%3Chttp://sun.flower.ua/d%3E" text:style-name="Internet_20_link" text:visited-style-name="Visited_20_Internet_20_Link"><text:span text:style-name="T3">&lt;http://sun.flower.ua/d&gt;</text:span></text:a></text:p>
          </table:table-cell>
          <table:table-cell table:style-name="Table4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3">&lt;http://sun.flower.ua#p&gt;</text:span></text:a></text:p>
          </table:table-cell>
          <table:table-cell table:style-name="Table4.A1" office:value-type="string">
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3">&lt;http://sun.flower.ua/c&gt;</text:span></text:a></text:p>
          </table:table-cell>
          <table:table-cell table:style-name="Table4.A1" office:value-type="string">
            <text:p text:style-name="Table_20_Contents"><text:a xlink:type="simple" xlink:href="http://172.17.0.1:9999/blazegraph/#explore:kb:%3Chttp://sun.flower.ua%23q%3E" text:style-name="Internet_20_link" text:visited-style-name="Visited_20_Internet_20_Link"><text:span text:style-name="T3">&lt;http://sun.flower.ua#q&gt;</text:span></text:a></text:p>
          </table:table-cell>
        </table:table-row>
        <table:table-row>
          <table:table-cell table:style-name="Table4.A1" office:value-type="string">
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3">&lt;http://sun.flower.ua/c&gt;</text:span></text:a></text:p>
          </table:table-cell>
          <table:table-cell table:style-name="Table4.A1" office:value-type="string">
            <text:p text:style-name="Table_20_Contents"><text:a xlink:type="simple" xlink:href="http://172.17.0.1:9999/blazegraph/#explore:kb:%3Chttp://sun.flower.ua%23q%3E" text:style-name="Internet_20_link" text:visited-style-name="Visited_20_Internet_20_Link"><text:span text:style-name="T3">&lt;http://sun.flower.ua#q&gt;</text:span></text:a></text:p>
          </table:table-cell>
          <table:table-cell table:style-name="Table4.A1" office:value-type="string">
            <text:p text:style-name="Table_20_Contents"><text:a xlink:type="simple" xlink:href="http://172.17.0.1:9999/blazegraph/#explore:kb:%3Chttp://sun.flower.ua/d%3E" text:style-name="Internet_20_link" text:visited-style-name="Visited_20_Internet_20_Link"><text:span text:style-name="T3">&lt;http://sun.flower.ua/d&gt;</text:span></text:a></text:p>
          </table:table-cell>
          <table:table-cell table:style-name="Table4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3">&lt;http://sun.flower.ua#p&gt;</text:span></text:a></text:p>
          </table:table-cell>
        </table:table-row>
      </table:table>
      <text:p text:style-name="P10"/>
      <text:p text:style-name="P10"/>
      <text:p text:style-name="P11"/>
      <text:h text:style-name="Heading_20_2" text:outline-level="2">Сase E) – убрать ребро</text:h>
      <text:p text:style-name="P20"/>
      <text:p text:style-name="P12">PREFIX node: &lt;http://sun.flower.ua/&gt; </text:p>
      <text:p text:style-name="P12">PREFIX edge: &lt;http://sun.flower.ua#&gt; </text:p>
      <text:p text:style-name="P12">PREFIX gas: &lt;http://www.bigdata.com/rdf/gas#&gt;</text:p>
      <text:p text:style-name="P12"><text:s text:c="2"/>SELECT ?p ?l ?o </text:p>
      <text:p text:style-name="P12"><text:s text:c="4"/>Where {</text:p>
      <text:p text:style-name="P12"><text:s text:c="9"/>?p ?l ?o<text:tab/></text:p>
      <text:p text:style-name="P12"><text:s text:c="9"/>FILTER ( ?l != edge:q )</text:p>
      <text:p text:style-name="P12"><text:s text:c="2"/>}</text:p>
      <text:p text:style-name="P12"><text:s text:c="2"/></text:p>
      <text:p text:style-name="P12"/>
      <text:section text:style-name="Sect1" text:name="query-response">
        <table:table table:name="Table5" table:style-name="Table5">
          <table:table-column table:style-name="Table5.A"/>
          <table:table-column table:style-name="Table5.B"/>
          <table:table-column table:style-name="Table5.C"/>
          <table:table-header-rows>
            <table:table-row>
              <table:table-cell table:style-name="Table5.A1" office:value-type="string">
                <text:p text:style-name="P29">p</text:p>
              </table:table-cell>
              <table:table-cell table:style-name="Table5.A1" office:value-type="string">
                <text:p text:style-name="P29">l</text:p>
              </table:table-cell>
              <table:table-cell table:style-name="Table5.A1" office:value-type="string">
                <text:p text:style-name="P29">o</text:p>
              </table:table-cell>
            </table:table-row>
          </table:table-header-rows>
          <table:table-row>
            <table:table-cell table:style-name="Table5.A1" office:value-type="string">
              <text:p text:style-name="Table_20_Contents"><text:a xlink:type="simple" xlink:href="http://172.17.0.1:9999/blazegraph/#explore:kb:%3Chttp://sun.flower.ua/a%3E" text:style-name="Internet_20_link" text:visited-style-name="Visited_20_Internet_20_Link"><text:span text:style-name="T7">&lt;http://sun.flower.ua/a&gt;</text:span></text:a></text:p>
            </table:table-cell>
            <table:table-cell table:style-name="Table5.A1" office:value-type="string">
  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7">&lt;http://sun.flower.ua#p&gt;</text:span></text:a></text:p>
            </table:table-cell>
            <table:table-cell table:style-name="Table5.A1" office:value-type="string">
              <text:p text:style-name="Table_20_Contents"><text:a xlink:type="simple" xlink:href="http://172.17.0.1:9999/blazegraph/#explore:kb:%3Chttp://sun.flower.ua/b%3E" text:style-name="Internet_20_link" text:visited-style-name="Visited_20_Internet_20_Link"><text:span text:style-name="T7">&lt;http://sun.flower.ua/b&gt;</text:span></text:a></text:p>
            </table:table-cell>
          </table:table-row>
          <table:table-row>
            <table:table-cell table:style-name="Table5.A1" office:value-type="string">
              <text:p text:style-name="Table_20_Contents"><text:a xlink:type="simple" xlink:href="http://172.17.0.1:9999/blazegraph/#explore:kb:%3Chttp://sun.flower.ua/b%3E" text:style-name="Internet_20_link" text:visited-style-name="Visited_20_Internet_20_Link"><text:span text:style-name="T7">&lt;http://sun.flower.ua/b&gt;</text:span></text:a></text:p>
            </table:table-cell>
            <table:table-cell table:style-name="Table5.A1" office:value-type="string">
  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7">&lt;http://sun.flower.ua#p&gt;</text:span></text:a></text:p>
            </table:table-cell>
            <table:table-cell table:style-name="Table5.A1" office:value-type="string">
  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7">&lt;http://sun.flower.ua/c&gt;</text:span></text:a></text:p>
            </table:table-cell>
          </table:table-row>
          <table:table-row>
            <table:table-cell table:style-name="Table5.A1" office:value-type="string">
              <text:p text:style-name="Table_20_Contents"><text:a xlink:type="simple" xlink:href="http://172.17.0.1:9999/blazegraph/#explore:kb:%3Chttp://sun.flower.ua/d%3E" text:style-name="Internet_20_link" text:visited-style-name="Visited_20_Internet_20_Link"><text:span text:style-name="T7">&lt;http://sun.flower.ua/d&gt;</text:span></text:a></text:p>
            </table:table-cell>
            <table:table-cell table:style-name="Table5.A1" office:value-type="string">
  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7">&lt;http://sun.flower.ua#p&gt;</text:span></text:a></text:p>
            </table:table-cell>
            <table:table-cell table:style-name="Table5.A1" office:value-type="string">
  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7">&lt;http://sun.flower.ua/c&gt;</text:span></text:a></text:p>
            </table:table-cell>
          </table:table-row>
        </table:table>
        <text:p text:style-name="Text_20_body"/>
      </text:section>
      <text:p text:style-name="P12"/>
      <text:p text:style-name="P13"/>
      <text:h text:style-name="Heading_20_1" text:outline-level="1">2<text:span text:style-name="T8">)</text:span> <text:s/>Service</text:h>
      <text:p text:style-name="P14"/>
      <text:p text:style-name="P14">Same graph</text:p>
      <text:p text:style-name="P14"/>
      <text:p text:style-name="P14"/>
      <text:p text:style-name="P15">clear all ;</text:p>
      <text:p text:style-name="P15"/>
      <text:p text:style-name="P15">PREFIX node: &lt;http://sun.flower.ua/&gt; </text:p>
      <text:p text:style-name="P15">PREFIX edge: &lt;http://sun.flower.ua#&gt; </text:p>
      <text:p text:style-name="P15"/>
      <text:p text:style-name="P15">INSERT DATA {</text:p>
      <text:p text:style-name="P15">node:a edge:p node:b . </text:p>
      <text:p text:style-name="P15">node:b edge:p node:c . </text:p>
      <text:p text:style-name="P15">node:c edge:q node:d .</text:p>
      <text:p text:style-name="P15">node:d edge:p node:c .</text:p>
      <text:p text:style-name="P15"/>
      <text:p text:style-name="P14">}</text:p>
      <text:p text:style-name="P14"/>
      <text:h text:style-name="Heading_20_2" text:outline-level="2">Case 2-A) formally correct, remove edge:</text:h>
      <text:p text:style-name="P17">PREFIX node: &lt;http://sun.flower.ua/&gt; </text:p>
      <text:p text:style-name="P17">PREFIX edge: &lt;http://sun.flower.ua#&gt; </text:p>
      <text:p text:style-name="P17">PREFIX gas: &lt;http://www.bigdata.com/rdf/gas#&gt;</text:p>
      <text:p text:style-name="P17">SELECT ?depth ?predecessor ?linkType ?out </text:p>
      <text:p text:style-name="P17"><text:s text:c="2"/>where {</text:p>
      <text:p text:style-name="P17"><text:s text:c="4"/>?predecessor ?linkType ?out . # figure out what link type(s) connect a vertex with a predecessor </text:p>
      <text:p text:style-name="P17"><text:s text:c="4"/></text:p>
      <text:p text:style-name="P17"><text:s text:c="4"/>SERVICE gas:service {</text:p>
      <text:p text:style-name="P17"><text:s text:c="5"/>gas:program gas:gasClass "com.bigdata.rdf.graph.analytics.BFS" . #ASTAR</text:p>
      <text:p text:style-name="P17"><text:s text:c="5"/>gas:program gas:in node:a . # one or more times, specifies the initial frontier.</text:p>
      <text:p text:style-name="P17"><text:s text:c="5"/>gas:program gas:target node:d . # only retain vertices along paths to these target vertices.</text:p>
      <text:p text:style-name="P17"><text:s text:c="5"/>gas:program gas:out ?out . # exactly once - will be bound to the visited vertices.</text:p>
      <text:p text:style-name="P17"><text:s text:c="5"/>gas:program gas:out1 ?depth . # exactly once - will be bound to the depth of the visited vertices.</text:p>
      <text:p text:style-name="P17"><text:s text:c="5"/>gas:program gas:out2 ?predecessor . # exactly once - will be bound to the predecessor.</text:p>
      <text:p text:style-name="P17"><text:s text:c="5"/>gas:program gas:maxIterations 6 . # optional limit on breadth first expansion.</text:p>
      <text:p text:style-name="P17"><text:s text:c="5"/>gas:program gas:maxVisited 100 . # optional limit on the #of visited vertices.</text:p>
      <text:p text:style-name="P17"><text:s text:c="5"/><text:span text:style-name="T9">gas:program gas:traversalDirection 'Undirected' </text:span>. #'Reversed' #'Forward' #''</text:p>
      <text:p text:style-name="P17"><text:s text:c="5"/>gas:program gas:nthreads 1 .</text:p>
      <text:p text:style-name="P17"><text:s text:c="5"/><text:span text:style-name="T9">gas:program gas:epv &lt;http://sun.flower.ua#q&gt; . </text:span><text:s text:c="10"/></text:p>
      <text:p text:style-name="P17"><text:s text:c="5"/>} .</text:p>
      <text:p text:style-name="P17"><text:s text:c="12"/></text:p>
      <text:p text:style-name="P17"><text:span text:style-name="T9"><text:s text:c="3"/>FILTER(?linkType!=edge:q)</text:span> .</text:p>
      <text:p text:style-name="P17">}</text:p>
      <text:p text:style-name="P17"/>
      <text:p text:style-name="P17"/>
      <text:p text:style-name="P18">Without filter: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30">depth</text:p>
            </table:table-cell>
            <table:table-cell table:style-name="Table6.A1" office:value-type="string">
              <text:p text:style-name="P30">predecessor</text:p>
            </table:table-cell>
            <table:table-cell table:style-name="Table6.A1" office:value-type="string">
              <text:p text:style-name="P30">linkType</text:p>
            </table:table-cell>
            <table:table-cell table:style-name="Table6.A1" office:value-type="string">
              <text:p text:style-name="P30">out</text:p>
            </table:table-cell>
          </table:table-row>
        </table:table-header-rows>
        <table:table-row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Table_20_Contents"><text:a xlink:type="simple" xlink:href="http://172.17.0.1:9999/blazegraph/#explore:kb:%3Chttp://sun.flower.ua/a%3E" text:style-name="Internet_20_link" text:visited-style-name="Visited_20_Internet_20_Link"><text:span text:style-name="T4">&lt;http://sun.flower.ua/a&gt;</text:span></text:a></text:p>
          </table:table-cell>
          <table:table-cell table:style-name="Table6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4">&lt;http://sun.flower.ua#p&gt;</text:span></text:a></text:p>
          </table:table-cell>
          <table:table-cell table:style-name="Table6.A1" office:value-type="string">
            <text:p text:style-name="Table_20_Contents"><text:a xlink:type="simple" xlink:href="http://172.17.0.1:9999/blazegraph/#explore:kb:%3Chttp://sun.flower.ua/b%3E" text:style-name="Internet_20_link" text:visited-style-name="Visited_20_Internet_20_Link"><text:span text:style-name="T4">&lt;http://sun.flower.ua/b&gt;</text:span></text:a></text:p>
          </table:table-cell>
        </table:table-row>
        <table:table-row>
          <table:table-cell table:style-name="Table6.A1" office:value-type="string">
            <text:p text:style-name="P24">2</text:p>
          </table:table-cell>
          <table:table-cell table:style-name="Table6.A1" office:value-type="string">
            <text:p text:style-name="Table_20_Contents"><text:a xlink:type="simple" xlink:href="http://172.17.0.1:9999/blazegraph/#explore:kb:%3Chttp://sun.flower.ua/b%3E" text:style-name="Internet_20_link" text:visited-style-name="Visited_20_Internet_20_Link"><text:span text:style-name="T4">&lt;http://sun.flower.ua/b&gt;</text:span></text:a></text:p>
          </table:table-cell>
          <table:table-cell table:style-name="Table6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4">&lt;http://sun.flower.ua#p&gt;</text:span></text:a></text:p>
          </table:table-cell>
          <table:table-cell table:style-name="Table6.A1" office:value-type="string">
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4">&lt;http://sun.flower.ua/c&gt;</text:span></text:a></text:p>
          </table:table-cell>
        </table:table-row>
        <table:table-row>
          <table:table-cell table:style-name="Table6.A1" office:value-type="string">
            <text:p text:style-name="P25">3</text:p>
          </table:table-cell>
          <table:table-cell table:style-name="Table6.A1" office:value-type="string">
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5">&lt;http://sun.flower.ua/c&gt;</text:span></text:a></text:p>
          </table:table-cell>
          <table:table-cell table:style-name="Table6.A1" office:value-type="string">
            <text:p text:style-name="Table_20_Contents"><text:a xlink:type="simple" xlink:href="http://172.17.0.1:9999/blazegraph/#explore:kb:%3Chttp://sun.flower.ua%23q%3E" text:style-name="Internet_20_link" text:visited-style-name="Visited_20_Internet_20_Link"><text:span text:style-name="T5">&lt;http://sun.flower.ua#q&gt;</text:span></text:a></text:p>
          </table:table-cell>
          <table:table-cell table:style-name="Table6.A1" office:value-type="string">
            <text:p text:style-name="P23"><text:a xlink:type="simple" xlink:href="http://172.17.0.1:9999/blazegraph/#explore:kb:%3Chttp://sun.flower.ua/d%3E" text:style-name="Internet_20_link" text:visited-style-name="Visited_20_Internet_20_Link"><text:span text:style-name="T5">&lt;http://sun.flower.ua/d&gt;</text:span></text:a></text:p>
          </table:table-cell>
        </table:table-row>
      </table:table>
      <text:p text:style-name="P18"/>
      <text:p text:style-name="P18"/>
      <text:p text:style-name="P18">With filter</text:p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depth</text:p>
            </table:table-cell>
            <table:table-cell table:style-name="Table7.A1" office:value-type="string">
              <text:p text:style-name="Table_20_Heading">predecessor</text:p>
            </table:table-cell>
            <table:table-cell table:style-name="Table7.A1" office:value-type="string">
              <text:p text:style-name="Table_20_Heading">linkType</text:p>
            </table:table-cell>
            <table:table-cell table:style-name="Table7.A1" office:value-type="string">
              <text:p text:style-name="Table_20_Heading">out</text:p>
            </table:table-cell>
          </table:table-row>
        </table:table-header-rows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<text:a xlink:type="simple" xlink:href="http://172.17.0.1:9999/blazegraph/#explore:kb:%3Chttp://sun.flower.ua/a%3E" text:style-name="Internet_20_link" text:visited-style-name="Visited_20_Internet_20_Link">&lt;http://sun.flower.ua/a&gt;</text:a></text:p>
          </table:table-cell>
          <table:table-cell table:style-name="Table7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&lt;http://sun.flower.ua#p&gt;</text:a></text:p>
          </table:table-cell>
          <table:table-cell table:style-name="Table7.A1" office:value-type="string">
            <text:p text:style-name="Table_20_Contents"><text:a xlink:type="simple" xlink:href="http://172.17.0.1:9999/blazegraph/#explore:kb:%3Chttp://sun.flower.ua/b%3E" text:style-name="Internet_20_link" text:visited-style-name="Visited_20_Internet_20_Link">&lt;http://sun.flower.ua/b&gt;</text:a></text:p>
          </table:table-cell>
        </table:table-row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<text:a xlink:type="simple" xlink:href="http://172.17.0.1:9999/blazegraph/#explore:kb:%3Chttp://sun.flower.ua/b%3E" text:style-name="Internet_20_link" text:visited-style-name="Visited_20_Internet_20_Link">&lt;http://sun.flower.ua/b&gt;</text:a></text:p>
          </table:table-cell>
          <table:table-cell table:style-name="Table7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&lt;http://sun.flower.ua#p&gt;</text:a></text:p>
          </table:table-cell>
          <table:table-cell table:style-name="Table7.A1" office:value-type="string">
            <text:p text:style-name="Table_20_Contents"><text:a xlink:type="simple" xlink:href="http://172.17.0.1:9999/blazegraph/#explore:kb:%3Chttp://sun.flower.ua/c%3E" text:style-name="Internet_20_link" text:visited-style-name="Visited_20_Internet_20_Link">&lt;http://sun.flower.ua/c&gt;</text:a></text:p>
          </table:table-cell>
        </table:table-row>
      </table:table>
      <text:p text:style-name="P18"/>
      <text:p text:style-name="P18"/>
      <text:p text:style-name="P19">NB – not all predicates!!!!</text:p>
      <text:p text:style-name="P19"/>
      <text:h text:style-name="Heading_20_2" text:outline-level="2"><text:soft-page-break/><text:span text:style-name="T10">C</text:span>ase B) – all predicates:</text:h>
      <text:p text:style-name="P19"/>
      <text:p text:style-name="P19">PREFIX node: &lt;http://sun.flower.ua/&gt; </text:p>
      <text:p text:style-name="P19">PREFIX edge: &lt;http://sun.flower.ua#&gt; </text:p>
      <text:p text:style-name="P19">PREFIX gas: &lt;http://www.bigdata.com/rdf/gas#&gt;</text:p>
      <text:p text:style-name="P19"/>
      <text:p text:style-name="P19">SELECT ?depth ?out ?p ?o {</text:p>
      <text:p text:style-name="P19"/>
      <text:p text:style-name="P19"><text:s text:c="2"/>SERVICE gas:service {</text:p>
      <text:p text:style-name="P19"><text:s text:c="5"/>gas:program gas:gasClass "com.bigdata.rdf.graph.analytics.BFS" .</text:p>
      <text:p text:style-name="P19"><text:s text:c="5"/>gas:program gas:in node:a . # one or more times, specifies the initial frontier.</text:p>
      <text:p text:style-name="P19"><text:s text:c="5"/>gas:program gas:out ?out . # exactly once - will be bound to the visited vertices.</text:p>
      <text:p text:style-name="P19"><text:s text:c="5"/>gas:program gas:out1 ?depth . # exactly once - will be bound to the depth of the visited vertices.</text:p>
      <text:p text:style-name="P19"><text:s text:c="5"/>gas:program gas:out2 ?predecessor . # exactly once - will be bound to the predecessor.</text:p>
      <text:p text:style-name="P19"><text:s text:c="5"/>gas:program gas:maxIterations 4 . # optional limit on breadth first expansion.</text:p>
      <text:p text:style-name="P19"><text:s text:c="5"/>gas:program gas:maxVisited 2000 . # optional limit on the #of visited vertices.</text:p>
      <text:p text:style-name="P19"><text:s text:c="2"/>}</text:p>
      <text:p text:style-name="P19"><text:s text:c="2"/></text:p>
      <text:p text:style-name="P19"><text:s text:c="2"/>?out ?p ?o . # extract all links and vertex attributes for the visited vertices.</text:p>
      <text:p text:style-name="P19">} </text:p>
      <text:p text:style-name="P19"/>
      <text:p text:style-name="P19"/>
      <text:p text:style-name="P19"/>
      <text:section text:style-name="Sect1" text:name="Section1">
        <text:p text:style-name="P21"><text:bookmark text:name="query-response"/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header-rows>
            <table:table-row>
              <table:table-cell table:style-name="Table8.A1" office:value-type="string">
                <text:p text:style-name="P30">depth</text:p>
              </table:table-cell>
              <table:table-cell table:style-name="Table8.A1" office:value-type="string">
                <text:p text:style-name="P30">out</text:p>
              </table:table-cell>
              <table:table-cell table:style-name="Table8.A1" office:value-type="string">
                <text:p text:style-name="P30">p</text:p>
              </table:table-cell>
              <table:table-cell table:style-name="Table8.A1" office:value-type="string">
                <text:p text:style-name="P30">o</text:p>
              </table:table-cell>
            </table:table-row>
          </table:table-header-rows>
          <table:table-row>
            <table:table-cell table:style-name="Table8.A1" office:value-type="string">
              <text:p text:style-name="P24">0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/a%3E" text:style-name="Internet_20_link" text:visited-style-name="Visited_20_Internet_20_Link"><text:span text:style-name="T4">&lt;http://sun.flower.ua/a&gt;</text:span></text:a>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4">&lt;http://sun.flower.ua#p&gt;</text:span></text:a>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/b%3E" text:style-name="Internet_20_link" text:visited-style-name="Visited_20_Internet_20_Link"><text:span text:style-name="T4">&lt;http://sun.flower.ua/b&gt;</text:span></text:a></text:p>
            </table:table-cell>
          </table:table-row>
          <table:table-row>
            <table:table-cell table:style-name="Table8.A1" office:value-type="string">
              <text:p text:style-name="P24">1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/b%3E" text:style-name="Internet_20_link" text:visited-style-name="Visited_20_Internet_20_Link"><text:span text:style-name="T4">&lt;http://sun.flower.ua/b&gt;</text:span></text:a>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4">&lt;http://sun.flower.ua#p&gt;</text:span></text:a>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4">&lt;http://sun.flower.ua/c&gt;</text:span></text:a></text:p>
            </table:table-cell>
          </table:table-row>
          <table:table-row>
            <table:table-cell table:style-name="Table8.A1" office:value-type="string">
              <text:p text:style-name="P24">2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4">&lt;http://sun.flower.ua/c&gt;</text:span></text:a>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%23q%3E" text:style-name="Internet_20_link" text:visited-style-name="Visited_20_Internet_20_Link"><text:span text:style-name="T4">&lt;http://sun.flower.ua#q&gt;</text:span></text:a>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/d%3E" text:style-name="Internet_20_link" text:visited-style-name="Visited_20_Internet_20_Link"><text:span text:style-name="T4">&lt;http://sun.flower.ua/d&gt;</text:span></text:a></text:p>
            </table:table-cell>
          </table:table-row>
          <table:table-row>
            <table:table-cell table:style-name="Table8.A1" office:value-type="string">
              <text:p text:style-name="P24">3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/d%3E" text:style-name="Internet_20_link" text:visited-style-name="Visited_20_Internet_20_Link"><text:span text:style-name="T4">&lt;http://sun.flower.ua/d&gt;</text:span></text:a>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4">&lt;http://sun.flower.ua#p&gt;</text:span></text:a></text:p>
            </table:table-cell>
            <table:table-cell table:style-name="Table8.A1" office:value-type="string">
  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4">&lt;http://sun.flower.ua/c&gt;</text:span></text:a></text:p>
            </table:table-cell>
          </table:table-row>
        </table:table>
        <text:p text:style-name="Text_20_body"/>
      </text:section>
      <text:p text:style-name="P19"/>
      <text:h text:style-name="P1" text:outline-level="2">Case C) <text:span text:style-name="T10">correct query</text:span></text:h>
      <text:p text:style-name="P19"/>
      <text:p text:style-name="P19">PREFIX node: &lt;http://sun.flower.ua/&gt; </text:p>
      <text:p text:style-name="P19">PREFIX edge: &lt;http://sun.flower.ua#&gt; </text:p>
      <text:p text:style-name="P19">PREFIX gas: &lt;http://www.bigdata.com/rdf/gas#&gt;</text:p>
      <text:p text:style-name="P19">SELECT ?depth ?out ?p ?o </text:p>
      <text:p text:style-name="P19"><text:s text:c="2"/>where {</text:p>
      <text:p text:style-name="P19"><text:s text:c="4"/>?out ?p ?o . # figure out what link type(s) connect a vertex with a predecessor </text:p>
      <text:p text:style-name="P19"><text:s text:c="4"/></text:p>
      <text:p text:style-name="P19"><text:s text:c="4"/>SERVICE gas:service {</text:p>
      <text:p text:style-name="P19"><text:s text:c="5"/>gas:program gas:gasClass "com.bigdata.rdf.graph.analytics.BFS" . #ASTAR</text:p>
      <text:p text:style-name="P19"><text:s text:c="5"/>gas:program gas:in node:a . # one or more times, specifies the initial frontier.</text:p>
      <text:p text:style-name="P19"><text:s text:c="5"/>gas:program gas:target node:d . # only retain vertices along paths to these target vertices.</text:p>
      <text:p text:style-name="P19"><text:s text:c="5"/>gas:program gas:out ?out . # exactly once - will be bound to the visited vertices.</text:p>
      <text:p text:style-name="P19"><text:s text:c="5"/>gas:program gas:out1 ?depth . # exactly once - will be bound to the depth of the visited vertices.</text:p>
      <text:p text:style-name="P19"><text:s text:c="5"/>gas:program gas:out2 ?predecessor . # exactly once - will be bound to the predecessor.</text:p>
      <text:p text:style-name="P19"><text:s text:c="5"/>gas:program gas:maxIterations 6 . # optional limit on breadth first expansion.</text:p>
      <text:p text:style-name="P19"><text:s text:c="5"/>gas:program gas:maxVisited 100 . # optional limit on the #of visited vertices.</text:p>
      <text:p text:style-name="P19"><text:s text:c="5"/>gas:program gas:traversalDirection 'Undirected' . #'Reversed' #'Forward' #''</text:p>
      <text:p text:style-name="P19"><text:s text:c="5"/>gas:program gas:nthreads 1 .</text:p>
      <text:p text:style-name="P19"><text:s text:c="5"/>gas:program gas:epv &lt;http://sun.flower.ua#q&gt; . <text:s text:c="10"/></text:p>
      <text:p text:style-name="P19"><text:s text:c="5"/>} .</text:p>
      <text:p text:style-name="P19"><text:s text:c="12"/></text:p>
      <text:p text:style-name="P19"><text:s text:c="3"/>FILTER(?p!=edge:q) .</text:p>
      <text:p text:style-name="P19">}</text:p>
      <text:p text:style-name="P19"/>
      <text:p text:style-name="Standard">result</text:p>
      <text:p text:style-name="P16"/>
      <text:p text:style-name="P1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30">depth</text:p>
            </table:table-cell>
            <table:table-cell table:style-name="Table9.A1" office:value-type="string">
              <text:p text:style-name="P30">out</text:p>
            </table:table-cell>
            <table:table-cell table:style-name="Table9.A1" office:value-type="string">
              <text:p text:style-name="P30">p</text:p>
            </table:table-cell>
            <table:table-cell table:style-name="Table9.A1" office:value-type="string">
              <text:p text:style-name="P30">o</text:p>
            </table:table-cell>
          </table:table-row>
        </table:table-header-rows>
        <table:table-row>
          <table:table-cell table:style-name="Table9.A1" office:value-type="string">
            <text:p text:style-name="P24">0</text:p>
          </table:table-cell>
          <table:table-cell table:style-name="Table9.A1" office:value-type="string">
            <text:p text:style-name="Table_20_Contents"><text:a xlink:type="simple" xlink:href="http://172.17.0.1:9999/blazegraph/#explore:kb:%3Chttp://sun.flower.ua/a%3E" text:style-name="Internet_20_link" text:visited-style-name="Visited_20_Internet_20_Link"><text:span text:style-name="T4">&lt;http://sun.flower.ua/a&gt;</text:span></text:a></text:p>
          </table:table-cell>
          <table:table-cell table:style-name="Table9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4">&lt;http://sun.flower.ua#p&gt;</text:span></text:a></text:p>
          </table:table-cell>
          <table:table-cell table:style-name="Table9.A1" office:value-type="string">
            <text:p text:style-name="Table_20_Contents"><text:a xlink:type="simple" xlink:href="http://172.17.0.1:9999/blazegraph/#explore:kb:%3Chttp://sun.flower.ua/b%3E" text:style-name="Internet_20_link" text:visited-style-name="Visited_20_Internet_20_Link"><text:span text:style-name="T4">&lt;http://sun.flower.ua/b&gt;</text:span></text:a></text:p>
          </table:table-cell>
        </table:table-row>
        <table:table-row>
          <table:table-cell table:style-name="Table9.A1" office:value-type="string">
            <text:p text:style-name="P24">1</text:p>
          </table:table-cell>
          <table:table-cell table:style-name="Table9.A1" office:value-type="string">
            <text:p text:style-name="Table_20_Contents"><text:a xlink:type="simple" xlink:href="http://172.17.0.1:9999/blazegraph/#explore:kb:%3Chttp://sun.flower.ua/b%3E" text:style-name="Internet_20_link" text:visited-style-name="Visited_20_Internet_20_Link"><text:span text:style-name="T4">&lt;http://sun.flower.ua/b&gt;</text:span></text:a></text:p>
          </table:table-cell>
          <table:table-cell table:style-name="Table9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4">&lt;http://sun.flower.ua#p&gt;</text:span></text:a></text:p>
          </table:table-cell>
          <table:table-cell table:style-name="Table9.A1" office:value-type="string">
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4">&lt;http://sun.flower.ua/c&gt;</text:span></text:a></text:p>
          </table:table-cell>
        </table:table-row>
        <table:table-row>
          <table:table-cell table:style-name="Table9.A1" office:value-type="string">
            <text:p text:style-name="P24">3</text:p>
          </table:table-cell>
          <table:table-cell table:style-name="Table9.A1" office:value-type="string">
            <text:p text:style-name="Table_20_Contents"><text:a xlink:type="simple" xlink:href="http://172.17.0.1:9999/blazegraph/#explore:kb:%3Chttp://sun.flower.ua/d%3E" text:style-name="Internet_20_link" text:visited-style-name="Visited_20_Internet_20_Link"><text:span text:style-name="T4">&lt;http://sun.flower.ua/d&gt;</text:span></text:a></text:p>
          </table:table-cell>
          <table:table-cell table:style-name="Table9.A1" office:value-type="string">
            <text:p text:style-name="Table_20_Contents"><text:a xlink:type="simple" xlink:href="http://172.17.0.1:9999/blazegraph/#explore:kb:%3Chttp://sun.flower.ua%23p%3E" text:style-name="Internet_20_link" text:visited-style-name="Visited_20_Internet_20_Link"><text:span text:style-name="T4">&lt;http://sun.flower.ua#p&gt;</text:span></text:a></text:p>
          </table:table-cell>
          <table:table-cell table:style-name="Table9.A1" office:value-type="string">
            <text:p text:style-name="Table_20_Contents"><text:a xlink:type="simple" xlink:href="http://172.17.0.1:9999/blazegraph/#explore:kb:%3Chttp://sun.flower.ua/c%3E" text:style-name="Internet_20_link" text:visited-style-name="Visited_20_Internet_20_Link"><text:span text:style-name="T4">&lt;http://sun.flower.ua/c&gt;</text:span></text:a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1:56:22.089298999</meta:creation-date>
    <dc:date>2023-01-19T10:41:49.183461591</dc:date>
    <meta:editing-duration>PT12H40M59S</meta:editing-duration>
    <meta:editing-cycles>8</meta:editing-cycles>
    <meta:generator>LibreOffice/7.3.6.2$Linux_X86_64 LibreOffice_project/30$Build-2</meta:generator>
    <meta:document-statistic meta:table-count="9" meta:image-count="0" meta:object-count="0" meta:page-count="5" meta:paragraph-count="239" meta:word-count="804" meta:character-count="6767" meta:non-whitespace-character-count="5805"/>
  </office:meta>
</office:document-meta>
</file>